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Default">
      <style:text-properties officeooo:rsid="001bfcae" officeooo:paragraph-rsid="001bfcae"/>
    </style:style>
    <style:style style:name="P2" style:family="paragraph" style:parent-style-name="Standard">
      <style:text-properties officeooo:rsid="001bfcae" officeooo:paragraph-rsid="001bfcae"/>
    </style:style>
    <style:style style:name="P3" style:family="paragraph" style:parent-style-name="Text_20_body">
      <style:text-properties officeooo:rsid="001bfcae" officeooo:paragraph-rsid="001bfcae"/>
    </style:style>
    <style:style style:name="P4" style:family="paragraph" style:parent-style-name="Text_20_body">
      <style:text-properties officeooo:rsid="001bfcae" officeooo:paragraph-rsid="0020893d"/>
    </style:style>
    <style:style style:name="P5" style:family="paragraph" style:parent-style-name="Default">
      <style:paragraph-properties fo:text-align="start" style:justify-single-word="false"/>
    </style:style>
    <style:style style:name="P6" style:family="paragraph" style:parent-style-name="Default">
      <style:paragraph-properties fo:text-align="start" style:justify-single-word="false"/>
      <style:text-properties fo:background-color="#ffff00"/>
    </style:style>
    <style:style style:name="P7" style:family="paragraph" style:parent-style-name="Default">
      <style:text-properties style:text-line-through-style="none" style:text-line-through-type="none" fo:font-size="11pt" style:text-underline-style="none" fo:font-weight="bold" officeooo:rsid="001bfcae" officeooo:paragraph-rsid="001bfcae" style:font-size-asian="11pt" style:font-weight-asian="bold"/>
    </style:style>
    <style:style style:name="P8" style:family="paragraph" style:parent-style-name="Default">
      <style:text-properties officeooo:rsid="001bfcae" officeooo:paragraph-rsid="0020893d"/>
    </style:style>
    <style:style style:name="P9" style:family="paragraph" style:parent-style-name="Text_20_body" style:list-style-name="L1">
      <style:paragraph-properties fo:margin-top="0cm" fo:margin-bottom="0.146cm" style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 style:list-style-name="L1">
      <style:paragraph-properties fo:text-align="start" style:justify-single-word="false" fo:orphans="2" fo:widows="2" fo:text-indent="0cm" style:auto-text-indent="false"/>
    </style:style>
    <style:style style:name="P11" style:family="paragraph" style:parent-style-name="Text_20_body" style:list-style-name="L2">
      <style:paragraph-properties fo:text-align="start" style:justify-single-word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 style:list-style-name="L3">
      <style:paragraph-properties fo:text-align="start" style:justify-single-word="false" fo:orphans="2" fo:widows="2" fo:text-indent="0cm" style:auto-text-indent="false"/>
    </style:style>
    <style:style style:name="P14" style:family="paragraph" style:parent-style-name="Text_20_body" style:list-style-name="L4">
      <style:paragraph-properties fo:text-align="start" style:justify-single-word="false" fo:orphans="2" fo:widows="2" fo:text-indent="0cm" style:auto-text-indent="false"/>
    </style:style>
    <style:style style:name="P15" style:family="paragraph" style:parent-style-name="Text_20_body" style:list-style-name="L5">
      <style:paragraph-properties fo:text-align="start" style:justify-single-word="false" fo:orphans="2" fo:widows="2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3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4" style:family="text">
      <style:text-properties style:text-line-through-style="none" style:text-line-through-type="none" fo:font-size="11pt" style:text-underline-style="none" fo:font-weight="bold" fo:background-color="#ffff00" loext:char-shading-value="0" style:font-size-asian="11pt" style:font-weight-asian="bold"/>
    </style:style>
    <style:style style:name="T5" style:family="text">
      <style:text-properties style:text-line-through-style="none" style:text-line-through-type="none" fo:font-size="11pt" fo:font-style="italic" style:text-underline-style="none" fo:font-weight="bold" style:font-size-asian="11pt" style:font-style-asian="italic" style:font-weight-asian="bold"/>
    </style:style>
    <style:style style:name="T6" style:family="text">
      <style:text-properties style:text-line-through-style="none" style:text-line-through-type="none" fo:font-size="11pt" fo:font-style="normal" style:text-underline-style="none" fo:font-weight="bold" style:font-size-asian="11pt" style:font-style-asian="normal" style:font-weight-asian="bold"/>
    </style:style>
    <style:style style:name="T7" style:family="text">
      <style:text-properties style:text-line-through-style="none" style:text-line-through-type="none" fo:font-size="11pt" fo:font-style="normal" style:text-underline-style="none" fo:font-weight="bold" officeooo:rsid="001f5b05" style:font-size-asian="11pt" style:font-style-asian="normal" style:font-weight-asian="bold"/>
    </style:style>
    <style:style style:name="T8" style:family="text">
      <style:text-properties style:text-line-through-style="none" style:text-line-through-type="none" fo:font-size="11pt" fo:font-style="normal" style:text-underline-style="none" fo:font-weight="bold" fo:background-color="#ffff00" loext:char-shading-value="0" style:font-size-asian="11pt" style:font-style-asian="normal" style:font-weight-asian="bold"/>
    </style:style>
    <style:style style:name="T9" style:family="text">
      <style:text-properties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fo:background-color="#ffff00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officeooo:rsid="001f5b05" style:font-size-asian="11pt" style:font-style-asian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font-style="normal" style:text-underline-style="none" fo:font-weight="normal" officeooo:rsid="001f5b05" style:font-size-asian="11pt" style:font-style-asian="normal" style:font-weight-asian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pple-system" fo:font-size="11pt" fo:letter-spacing="normal" fo:font-style="normal" style:text-underline-style="none" fo:font-weight="bold" officeooo:rsid="0020893d" style:font-size-asian="11pt" style:font-style-asian="normal" style:font-weight-asian="bold"/>
    </style:style>
    <style:style style:name="T14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 los 14 capitulos los que considero <text:s/><text:span text:style-name="T10">mas relevantes</text:span> :</text:p>
      <text:p text:style-name="P2"/>
      <text:p text:style-name="P5" loext:marker-style-name="T2"><text:span text:style-name="T1">4 Estructura de esta norma ..................................................................................................... 10 </text:span></text:p>
      <text:p text:style-name="P5" loext:marker-style-name="T2"><text:span text:style-name="T3">4.1 Capítulos ................................................................................................................................ 10 </text:span><text:span text:style-name="T2"/></text:p>
      <text:p text:style-name="P5" loext:marker-style-name="T2"><text:span text:style-name="T3">4.2 Categorías de controles ....................................................................................................... 10 </text:span><text:span text:style-name="T2"/></text:p>
      <text:p text:style-name="P5" loext:marker-style-name="T2"><text:span text:style-name="T3">5 Políticas de seguridad de la información ........................................................................... 11 </text:span><text:span text:style-name="T2"/></text:p>
      <text:p text:style-name="P5" loext:marker-style-name="T2"><text:span text:style-name="T3">5.1 Directrices de gestión de la seguridad de la información ................................................. 11 </text:span><text:span text:style-name="T2"/></text:p>
      <text:p text:style-name="P5" loext:marker-style-name="T2"><text:span text:style-name="T4">6 Organización de la seguridad de la información </text:span><text:span text:style-name="T3">............................................................... 13 </text:span></text:p>
      <text:p text:style-name="P5" loext:marker-style-name="T2"><text:span text:style-name="T3">6.1 Organización interna ............................................................................................................ 13 </text:span><text:span text:style-name="T2"/></text:p>
      <text:p text:style-name="P5" loext:marker-style-name="T2"><text:span text:style-name="T4">6.2 Los dispositivos móviles y el teletrabajo</text:span><text:span text:style-name="T3"> ........................................................................... 17 </text:span></text:p>
      <text:p text:style-name="P5" loext:marker-style-name="T2"><text:span text:style-name="T4">7 Seguridad relativa a los recursos humanos</text:span><text:span text:style-name="T3"> ....................................................................... 20 </text:span></text:p>
      <text:p text:style-name="P5" loext:marker-style-name="T2"><text:span text:style-name="T3">7.1 Antes del empleo .................................................................................................................. 20 </text:span><text:span text:style-name="T2"/></text:p>
      <text:p text:style-name="P5" loext:marker-style-name="T2"><text:span text:style-name="T3">7.2 Durante el empleo ................................................................................................................. 22 </text:span><text:span text:style-name="T2"/></text:p>
      <text:p text:style-name="P5" loext:marker-style-name="T2"><text:span text:style-name="T3">7.3 Finalización del empleo o cambio en el puesto de trabajo ............................................... 25 </text:span><text:span text:style-name="T2"/></text:p>
      <text:p text:style-name="P6" loext:marker-style-name="T2"><text:span text:style-name="T3">8 Gestión de activos ................................................................................................................ 26 </text:span><text:span text:style-name="T2"/></text:p>
      <text:p text:style-name="P5" loext:marker-style-name="T2"><text:span text:style-name="T4">8.1 Responsabilidad sobre los activos .</text:span><text:span text:style-name="T3">.................................................................................... 26 </text:span></text:p>
      <text:p text:style-name="P5" loext:marker-style-name="T2"><text:span text:style-name="T3">8.2 Clasificación de la información ........................................................................................... 28 </text:span><text:span text:style-name="T2"/></text:p>
      <text:p text:style-name="P5" loext:marker-style-name="T2"><text:span text:style-name="T4">8.3 Manipulación de los soportes</text:span><text:span text:style-name="T3"> .............................................................................................. 31 </text:span></text:p>
      <text:p text:style-name="P5" loext:marker-style-name="T2"><text:span text:style-name="T4">9 Control de acceso </text:span><text:span text:style-name="T3">................................................................................................................. 33 </text:span></text:p>
      <text:p text:style-name="P5" loext:marker-style-name="T2"><text:span text:style-name="T3">9.1 Requisitos de negocio para el control de acceso .............................................................. 33 </text:span><text:span text:style-name="T2"/></text:p>
      <text:p text:style-name="P5" loext:marker-style-name="T2"><text:span text:style-name="T3">9.2 Gestión de acceso de usuario ............................................................................................. 36 </text:span><text:span text:style-name="T2"/></text:p>
      <text:p text:style-name="P5" loext:marker-style-name="T2"><text:span text:style-name="T3">9.3 Responsabilidades del usuario ........................................................................................... 41 </text:span><text:span text:style-name="T2"/></text:p>
      <text:p text:style-name="P5" loext:marker-style-name="T2"><text:span text:style-name="T3">9.4 Control de acceso a sistemas y aplicaciones .................................................................... 42 </text:span><text:span text:style-name="T2"/></text:p>
      <text:p text:style-name="P5" loext:marker-style-name="T2"><text:span text:style-name="T3">10 Criptografía ............................................................................................................................ 46 </text:span><text:span text:style-name="T2"/></text:p>
      <text:p text:style-name="P5" loext:marker-style-name="T2"><text:span text:style-name="T3">10.1 Controles criptográficos ...................................................................................................... 46 </text:span><text:span text:style-name="T2"/></text:p>
      <text:p text:style-name="P7">11 Seguridad física y del entorno ............................................................................................. 49 </text:p>
      <text:p text:style-name="P5" loext:marker-style-name="T2"><text:span text:style-name="T3">11.1 </text:span><text:span text:style-name="T1">Áreas seguras ....................................................................................................................... 49 </text:span></text:p>
      <text:p text:style-name="P5" loext:marker-style-name="T2"><text:span text:style-name="T3">11.2 Seguridad de los equipos .................................................................................................... 53 </text:span><text:span text:style-name="T2"/></text:p>
      <text:p text:style-name="P5" loext:marker-style-name="T2"><text:span text:style-name="T4">12 Seguridad de las operaciones .</text:span><text:span text:style-name="T3">............................................................................................ 59 </text:span></text:p>
      <text:p text:style-name="P5" loext:marker-style-name="T2"><text:span text:style-name="T3">12.1 Procedimientos y responsabilidades operacionales ......................................................... 59 </text:span><text:span text:style-name="T2"/></text:p>
      <text:p text:style-name="P5" loext:marker-style-name="T9"><text:span text:style-name="T3">12.2 Protección contra el software malicioso (</text:span><text:span text:style-name="T5">malware</text:span><text:span text:style-name="T6">) ........................................................... 63 </text:span></text:p>
      <text:p text:style-name="P5" loext:marker-style-name="T9"><text:span text:style-name="T6">12.3 Copias de seguridad ............................................................................................................. 65 </text:span><text:span text:style-name="T9"/></text:p>
      <text:p text:style-name="P5" loext:marker-style-name="T9"><text:span text:style-name="T6">12.4 Registros y supervisión ....................................................................................................... 66 </text:span><text:span text:style-name="T9"/></text:p>
      <text:p text:style-name="P5" loext:marker-style-name="T9"><text:span text:style-name="T6">12.5 Control del software en explotación ................................................................................... 69 </text:span><text:span text:style-name="T9"/></text:p>
      <text:p text:style-name="P5" loext:marker-style-name="T9"><text:span text:style-name="T6">12.6 Gestión de la vulnerabilidad técnica ................................................................................... 70 </text:span><text:span text:style-name="T9"/></text:p>
      <text:p text:style-name="P5" loext:marker-style-name="T9"><text:span text:style-name="T6">12.7 Consideraciones sobre la auditoria de sistemas de información .................................... 73 </text:span><text:span text:style-name="T9"/></text:p>
      <text:p text:style-name="P5" loext:marker-style-name="T9"><text:span text:style-name="T8">13 Seguridad de las comunicaciones </text:span><text:span text:style-name="T6">...................................................................................... 73 </text:span></text:p>
      <text:p text:style-name="P5" loext:marker-style-name="T9"><text:span text:style-name="T6">13.1 Gestión de la seguridad de redes ........................................................................................ 73 </text:span><text:span text:style-name="T9"/></text:p>
      <text:p text:style-name="P5" loext:marker-style-name="T9"><text:span text:style-name="T6">13.2 Intercambio de información ................................................................................................. 76 </text:span><text:span text:style-name="T9"/></text:p>
      <text:p text:style-name="P5" loext:marker-style-name="T9"><text:span text:style-name="T6">14 Adquisición, desarrollo y mantenimiento de los sistemas de información .................... 80 </text:span><text:span text:style-name="T9"/></text:p>
      <text:p text:style-name="P5" loext:marker-style-name="T9"><text:span text:style-name="T6">14.1 Requisitos de seguridad en los sistemas de información ................................................ 80 </text:span><text:span text:style-name="T9"/></text:p>
      <text:p text:style-name="P5" loext:marker-style-name="T9"><text:span text:style-name="T6">14.2 Seguridad en el desarrollo y en los procesos de soporte ................................................ 84 </text:span><text:span text:style-name="T9"/></text:p>
      <text:p text:style-name="P5" loext:marker-style-name="T9"><text:span text:style-name="T6">14.3 Datos de prueba .................................................................................................................... 90 </text:span><text:span text:style-name="T9"/></text:p>
      <text:p text:style-name="P5" loext:marker-style-name="T9"><text:span text:style-name="T8">15 Relación con proveedores</text:span><text:span text:style-name="T6"> ................................................................................................... 91 </text:span></text:p>
      <text:p text:style-name="P5" loext:marker-style-name="T9"><text:soft-page-break/><text:span text:style-name="T6">15.1 Seguridad en las relaciones con proveedores ................................................................... 91 </text:span><text:span text:style-name="T9"/></text:p>
      <text:p text:style-name="P5" loext:marker-style-name="T9"><text:span text:style-name="T6">15.2 Gestión de la provisión de servicios del proveedor .......................................................... 95 </text:span><text:span text:style-name="T9"/></text:p>
      <text:p text:style-name="P5" loext:marker-style-name="T9"><text:span text:style-name="T6">16 Gestión de incidentes de seguridad de la información ..................................................... 97 </text:span><text:span text:style-name="T9"/></text:p>
      <text:p text:style-name="P5" loext:marker-style-name="T9"><text:span text:style-name="T6">16.1 Gestión de incidentes de seguridad de la información y mejoras ................................... 97 </text:span><text:span text:style-name="T9"/></text:p>
      <text:p text:style-name="P5" loext:marker-style-name="T9"><text:span text:style-name="T8">17 Aspectos de seguridad de la información para la gestión de la continuidad del negocio</text:span><text:span text:style-name="T6"> ................................................................................................................................ 103 </text:span></text:p>
      <text:p text:style-name="P5" loext:marker-style-name="T9"><text:span text:style-name="T6">17.1 Continuidad de la seguridad de la información ............................................................... 103 </text:span><text:span text:style-name="T9"/></text:p>
      <text:p text:style-name="P5" loext:marker-style-name="T9"><text:span text:style-name="T6">17.2 Redundancias ..................................................................................................................... 106 </text:span><text:span text:style-name="T9"/></text:p>
      <text:p text:style-name="P5" loext:marker-style-name="T9"><text:span text:style-name="T6">18 Cumplimiento ...................................................................................................................... 106 </text:span><text:span text:style-name="T9"/></text:p>
      <text:p text:style-name="P5" loext:marker-style-name="T9"><text:span text:style-name="T6">18.1 Cumplimiento de los requisitos legales y contractuales ................................................ 106 </text:span><text:span text:style-name="T9"/></text:p>
      <text:p text:style-name="P1"><text:span text:style-name="T6">18.2 Revisiones de la seguridad de la información ................................................................. 1</text:span><text:span text:style-name="T7">10</text:span></text:p>
      <text:p text:style-name="P1"><text:span text:style-name="T7"/></text:p>
      <text:p text:style-name="P8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03T15:55:00</meta:creation-date>
    <dc:title>Norma UNE-EN ISO-IEC 270012 MINTUR</dc:title>
    <meta:initial-creator>MINTUR</meta:initial-creator>
    <dc:subject>Norma UNE-EN ISO-IEC 270012 MINTUR</dc:subject>
    <meta:keyword>Norma</meta:keyword>
    <meta:keyword>UNE-EN</meta:keyword>
    <meta:keyword>ISO-IEC</meta:keyword>
    <meta:keyword>270012</meta:keyword>
    <meta:keyword>MINTUR</meta:keyword>
    <dc:date>2025-05-19T20:46:50.997000000</dc:date>
    <meta:editing-duration>PT34M15S</meta:editing-duration>
    <meta:editing-cycles>6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53" meta:word-count="434" meta:character-count="6731" meta:non-whitespace-character-count="6298"/>
  </office:meta>
</office:document-meta>
</file>